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22b127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ffeff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ffef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paragraph-rsid="006ffeff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72b852" officeooo:paragraph-rsid="0072b852" style:font-size-asian="12pt" style:font-weight-asian="normal" style:font-size-complex="12pt" style:font-weight-complex="normal"/>
    </style:style>
    <style:style style:name="P6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72b852" officeooo:paragraph-rsid="0072b852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72b852" officeooo:paragraph-rsid="0072b852" style:font-size-asian="12pt" style:font-weight-asian="normal" style:font-size-complex="12pt" style:font-weight-complex="normal"/>
    </style:style>
    <style:style style:name="P8" style:family="paragraph" style:parent-style-name="Standard" style:list-style-name="L8">
      <style:paragraph-properties fo:text-align="start" style:justify-single-word="false"/>
      <style:text-properties style:font-name="DejaVu Sans Condensed1" fo:font-size="12pt" fo:font-weight="normal" officeooo:rsid="0072b852" officeooo:paragraph-rsid="0072b85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72b852" officeooo:paragraph-rsid="0072b852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 Condensed1" fo:font-size="12pt" fo:font-weight="bold" officeooo:rsid="00696af1" style:font-size-asian="12pt" style:font-weight-asian="bold" style:font-size-complex="12pt" style:font-weight-complex="bold"/>
    </style:style>
    <style:style style:name="T3" style:family="text">
      <style:text-properties style:font-name="DejaVu Sans Condensed1" fo:font-size="12pt" fo:font-weight="bold" officeooo:rsid="0041ce94" style:font-size-asian="12pt" style:font-weight-asian="bold" style:font-size-complex="12pt" style:font-weight-complex="bold"/>
    </style:style>
    <style:style style:name="T4" style:family="text">
      <style:text-properties style:font-name="DejaVu Sans Condensed1" fo:font-size="12pt" fo:font-weight="bold" officeooo:rsid="0072b852" style:font-size-asian="12pt" style:font-weight-asian="bold" style:font-size-complex="12pt" style:font-weight-complex="bold"/>
    </style:style>
    <style:style style:name="T5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2">1<text:span text:style-name="T5">xx</text:span> - Controls</text:p>
          </table:table-cell>
          <table:table-cell table:style-name="Table1.A1" office:value-type="string">
            <text:p text:style-name="P3">2xx - Ground</text:p>
          </table:table-cell>
          <table:table-cell table:style-name="Table1.C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A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4"><text:span text:style-name="T2">30</text:span><text:span text:style-name="T4">5</text:span><text:span text:style-name="T3"> - </text:span><text:span text:style-name="T2">Flight -</text:span><text:span text:style-name="T3"> </text:span><text:span text:style-name="T4">Datalink</text:span></text:p>
      <text:p text:style-name="P1"/>
      <text:p text:style-name="P9">Primary Datalink Track (PDLT)</text:p>
      <text:list text:style-name="L7">
        <text:list-item>
          <text:p text:style-name="P6">It can be useful to set your PDLT to your wingman/lead.</text:p>
        </text:list-item>
      </text:list>
      <text:list text:style-name="L1">
        <text:list-item>
          <text:p text:style-name="P7">Set <text:span text:style-name="T1">HSD</text:span> page as SOI.</text:p>
        </text:list-item>
        <text:list-item>
          <text:p text:style-name="P7">Move cursor over desired item, then press <text:span text:style-name="T1">TMS up</text:span>.</text:p>
        </text:list-item>
        <text:list-item>
          <text:p text:style-name="P7">An <text:span text:style-name="T1">octagon</text:span> will appear around the selected item on the HSD page, and an octagon will show the location in your HMD.</text:p>
        </text:list-item>
        <text:list-item>
          <text:p text:style-name="P7">To undesignate, press <text:span text:style-name="T1">TMS down</text:span>.</text:p>
        </text:list-item>
        <text:list-item>
          <text:p text:style-name="P7">Press <text:span text:style-name="T1">TMS right</text:span> to cycle PDLT from nearest to farthest.</text:p>
        </text:list-item>
      </text:list>
      <text:p text:style-name="P5"/>
      <text:p text:style-name="P9">Send SPI or steerpoint to flight -- WIP</text:p>
      <text:list xml:id="list2047424476" text:style-name="L8">
        <text:list-item>
          <text:p text:style-name="P8">With anything but HSD page set as SOI, press Middle Finger Hat right long to send the SPI.</text:p>
        </text:list-item>
        <text:list-item>
          <text:p text:style-name="P8">With HSD page set as SOI, press Middle Finger Hat right long to send current steerpoint location.</text:p>
        </text:list-item>
        <text:list-item>
          <text:p text:style-name="P8">What happens when receiving transmission?? <text:s/>Clear with WARN/RESET switch on UFC?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4H52M2S</meta:editing-duration>
    <meta:editing-cycles>87</meta:editing-cycles>
    <meta:generator>LibreOffice/7.4.5.1$Windows_X86_64 LibreOffice_project/9c0871452b3918c1019dde9bfac75448afc4b57f</meta:generator>
    <dc:date>2023-07-15T16:00:22.125000000</dc:date>
    <meta:document-statistic meta:table-count="1" meta:image-count="0" meta:object-count="0" meta:page-count="1" meta:paragraph-count="18" meta:word-count="152" meta:character-count="767" meta:non-whitespace-character-count="641"/>
  </office:meta>
</office:document-meta>
</file>